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5800000258F9167BC7E2325997.png" manifest:media-type="image/png"/>
  <manifest:file-entry manifest:full-path="Pictures/100000010000025800000258F960F3828F343A65.png" manifest:media-type="image/png"/>
  <manifest:file-entry manifest:full-path="Pictures/100000000000025800000258608AD6FC6BE00CC0.png" manifest:media-type="image/png"/>
  <manifest:file-entry manifest:full-path="Pictures/100000000000025800000258006A70A31DFED5E9.png" manifest:media-type="image/png"/>
  <manifest:file-entry manifest:full-path="Pictures/100000010000019200000104C206234B7B01BDD8.png" manifest:media-type="image/png"/>
  <manifest:file-entry manifest:full-path="Pictures/10000000000004B0000004B0A5DCF5B2B658F3AC.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KacstOffice" svg:font-family="KacstOffice" style:font-pitch="variable"/>
    <style:font-face style:name="Kristen ITC" svg:font-family="'Kristen ITC'"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text-properties officeooo:rsid="001fe13d" officeooo:paragraph-rsid="001fe13d"/>
    </style:style>
    <style:style style:name="P2" style:family="paragraph" style:parent-style-name="Standard">
      <style:paragraph-properties fo:text-align="start" style:justify-single-word="false"/>
      <style:text-properties fo:font-size="12pt" fo:font-weight="normal" officeooo:rsid="00431db1" officeooo:paragraph-rsid="0046d4fc"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49288b" officeooo:paragraph-rsid="0049288b"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8pt" fo:font-weight="bold" officeooo:rsid="001fe13d" officeooo:paragraph-rsid="001fe13d" style:font-size-asian="18pt" style:font-weight-asian="bold" style:font-size-complex="18pt" style:font-weight-complex="bold"/>
    </style:style>
    <style:style style:name="P5" style:family="paragraph" style:parent-style-name="Standard">
      <style:paragraph-properties fo:text-align="start" style:justify-single-word="false"/>
      <style:text-properties fo:font-size="18pt" fo:font-weight="normal" officeooo:rsid="00403e94" officeooo:paragraph-rsid="00403e94" style:font-size-asian="18pt" style:font-weight-asian="normal" style:font-size-complex="18pt" style:font-weight-complex="normal"/>
    </style:style>
    <style:style style:name="P6" style:family="paragraph" style:parent-style-name="Standard">
      <style:paragraph-properties fo:text-align="start" style:justify-single-word="false"/>
      <style:text-properties fo:font-size="18pt" fo:font-weight="normal" officeooo:rsid="0041f585" officeooo:paragraph-rsid="0041f585" style:font-size-asian="18pt" style:font-weight-asian="normal" style:font-size-complex="18pt" style:font-weight-complex="normal"/>
    </style:style>
    <style:style style:name="P7" style:family="paragraph" style:parent-style-name="Standard">
      <style:paragraph-properties fo:text-align="start" style:justify-single-word="false"/>
      <style:text-properties fo:font-size="18pt" fo:font-weight="normal" officeooo:rsid="004726d6" officeooo:paragraph-rsid="004726d6" style:font-size-asian="18pt" style:font-weight-asian="normal" style:font-size-complex="18pt" style:font-weight-complex="normal"/>
    </style:style>
    <style:style style:name="P8" style:family="paragraph" style:parent-style-name="Standard">
      <style:paragraph-properties fo:text-align="justify" style:justify-single-word="false"/>
      <style:text-properties fo:font-size="26pt" officeooo:rsid="003ed625" officeooo:paragraph-rsid="003ed625" style:font-size-asian="26pt" style:font-size-complex="26pt"/>
    </style:style>
    <style:style style:name="P9" style:family="paragraph" style:parent-style-name="pre-Titre_20_2">
      <style:paragraph-properties fo:break-before="page"/>
    </style:style>
    <style:style style:name="P10" style:family="paragraph" style:parent-style-name="pre-Titre_20_2">
      <style:paragraph-properties fo:text-align="start" style:justify-single-word="false" fo:break-before="page"/>
    </style:style>
    <style:style style:name="P11" style:family="paragraph" style:parent-style-name="pre-Titre_20_4">
      <style:text-properties fo:background-color="#ffff00"/>
    </style:style>
    <style:style style:name="P12" style:family="paragraph" style:parent-style-name="Contents_20_1">
      <style:paragraph-properties>
        <style:tab-stops>
          <style:tab-stop style:position="18.002cm" style:type="right" style:leader-style="dotted" style:leader-text="."/>
        </style:tab-stops>
      </style:paragraph-properties>
    </style:style>
    <style:style style:name="P13" style:family="paragraph" style:parent-style-name="Contents_20_2">
      <style:paragraph-properties>
        <style:tab-stops>
          <style:tab-stop style:position="17.503cm" style:type="right" style:leader-style="dotted" style:leader-text="."/>
        </style:tab-stops>
      </style:paragraph-properties>
    </style:style>
    <style:style style:name="P14" style:family="paragraph" style:parent-style-name="Contents_20_3">
      <style:paragraph-properties>
        <style:tab-stops>
          <style:tab-stop style:position="17.002cm" style:type="right" style:leader-style="dotted" style:leader-text="."/>
        </style:tab-stops>
      </style:paragraph-properties>
    </style:style>
    <style:style style:name="P15" style:family="paragraph" style:parent-style-name="Contents_20_4">
      <style:paragraph-properties>
        <style:tab-stops>
          <style:tab-stop style:position="16.503cm" style:type="right" style:leader-style="dotted" style:leader-text="."/>
        </style:tab-stops>
      </style:paragraph-properties>
    </style:style>
    <style:style style:name="P16" style:family="paragraph" style:parent-style-name="Contents_20_Heading">
      <style:paragraph-properties fo:break-before="page"/>
    </style:style>
    <style:style style:name="P17" style:family="paragraph" style:parent-style-name="Contents_20_Heading">
      <style:paragraph-properties fo:text-align="center" style:justify-single-word="false"/>
      <style:text-properties fo:font-size="18pt" style:font-size-asian="18pt" style:font-size-complex="18pt"/>
    </style:style>
    <style:style style:name="P18" style:family="paragraph" style:parent-style-name="Footer">
      <style:paragraph-properties fo:text-align="center" style:justify-single-word="false"/>
      <style:text-properties officeooo:rsid="001fe13d" officeooo:paragraph-rsid="001fe13d"/>
    </style:style>
    <style:style style:name="P19" style:family="paragraph" style:parent-style-name="Footer">
      <style:paragraph-properties fo:text-align="center" style:justify-single-word="false"/>
      <style:text-properties fo:font-size="12pt" fo:font-style="italic" style:text-underline-style="none" officeooo:rsid="001fe13d" officeooo:paragraph-rsid="00244445" style:font-size-asian="12pt" style:font-style-asian="italic" style:font-size-complex="12pt" style:font-style-complex="italic"/>
    </style:style>
    <style:style style:name="P20" style:family="paragraph" style:parent-style-name="Footer">
      <style:text-properties style:font-name="KacstOffice" fo:font-size="12pt" officeooo:rsid="001fe13d" officeooo:paragraph-rsid="001fe13d" style:font-size-asian="12pt" style:font-size-complex="12pt"/>
    </style:style>
    <style:style style:name="P21" style:family="paragraph" style:parent-style-name="Footer">
      <style:paragraph-properties fo:text-align="center" style:justify-single-word="false"/>
      <style:text-properties style:font-name="KacstOffice" fo:font-size="12pt" fo:font-style="italic" style:text-underline-style="none" officeooo:rsid="001fe13d" officeooo:paragraph-rsid="00244445" style:font-size-asian="12pt" style:font-style-asian="italic" style:font-size-complex="12pt" style:font-style-complex="italic"/>
    </style:style>
    <style:style style:name="P22" style:family="paragraph" style:parent-style-name="Header">
      <style:text-properties style:font-name="KacstOffice" officeooo:rsid="001fe13d" officeooo:paragraph-rsid="001fe13d"/>
    </style:style>
    <style:style style:name="P23" style:family="paragraph" style:parent-style-name="Heading_20_1">
      <style:paragraph-properties fo:break-before="page"/>
    </style:style>
    <style:style style:name="P24" style:family="paragraph" style:parent-style-name="Heading_20_1">
      <style:paragraph-properties fo:break-before="page"/>
      <style:text-properties fo:font-size="6pt" style:font-size-asian="5.25pt" style:font-size-complex="6pt"/>
    </style:style>
    <style:style style:name="P25" style:family="paragraph" style:parent-style-name="Heading_20_2">
      <style:paragraph-properties fo:break-before="page"/>
    </style:style>
    <style:style style:name="P26" style:family="paragraph" style:parent-style-name="Standard">
      <style:paragraph-properties fo:text-align="start" style:justify-single-word="false"/>
      <style:text-properties fo:font-size="18pt" fo:font-weight="bold" officeooo:rsid="001fe13d" officeooo:paragraph-rsid="001fe13d" style:font-size-asian="18pt" style:font-weight-asian="bold" style:font-size-complex="18pt" style:font-weight-complex="bold"/>
    </style:style>
    <style:style style:name="P27" style:family="paragraph" style:parent-style-name="Standard">
      <style:paragraph-properties fo:text-align="center" style:justify-single-word="false"/>
      <style:text-properties fo:font-size="18pt" fo:font-weight="bold" officeooo:rsid="001fe13d" officeooo:paragraph-rsid="001fe13d" style:font-size-asian="18pt" style:font-weight-asian="bold" style:font-size-complex="18pt" style:font-weight-complex="bold"/>
    </style:style>
    <style:style style:name="P28" style:family="paragraph" style:parent-style-name="Standard">
      <style:paragraph-properties fo:text-align="justify" style:justify-single-word="false"/>
      <style:text-properties fo:font-size="18pt" fo:font-weight="normal" officeooo:rsid="00359b60" officeooo:paragraph-rsid="003d5626" style:font-size-asian="18pt" style:font-weight-asian="normal" style:font-size-complex="18pt" style:font-weight-complex="normal"/>
    </style:style>
    <style:style style:name="P29" style:family="paragraph" style:parent-style-name="Standard">
      <style:text-properties officeooo:rsid="002d6a66" officeooo:paragraph-rsid="002d6a66" fo:background-color="#ffff00"/>
    </style:style>
    <style:style style:name="P30" style:family="paragraph" style:parent-style-name="Standard" style:list-style-name="L6">
      <style:text-properties officeooo:paragraph-rsid="00524b78"/>
    </style:style>
    <style:style style:name="P31" style:family="paragraph" style:parent-style-name="Standard" style:list-style-name="L5">
      <style:paragraph-properties fo:text-align="start" style:justify-single-word="false"/>
      <style:text-properties style:font-name="KacstOffice" officeooo:paragraph-rsid="00211d5b"/>
    </style:style>
    <style:style style:name="P32" style:family="paragraph" style:parent-style-name="Standard" style:list-style-name="L5">
      <style:paragraph-properties fo:text-align="start" style:justify-single-word="false"/>
      <style:text-properties style:font-name="KacstOffice" officeooo:paragraph-rsid="001fe13d"/>
    </style:style>
    <style:style style:name="P33" style:family="paragraph" style:parent-style-name="Standard">
      <style:paragraph-properties fo:text-align="start" style:justify-single-word="false" fo:break-before="page"/>
      <style:text-properties officeooo:rsid="0054455f" officeooo:paragraph-rsid="0054455f"/>
    </style:style>
    <style:style style:name="P34" style:family="paragraph" style:parent-style-name="Table_20_Contents">
      <style:paragraph-properties fo:text-align="center" style:justify-single-word="false"/>
      <style:text-properties officeooo:paragraph-rsid="00505408"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center" style:justify-single-word="false"/>
    </style:style>
    <style:style style:name="P36" style:family="paragraph" style:parent-style-name="Text_20_body">
      <style:text-properties fo:font-size="12pt" style:font-size-asian="12pt" style:font-size-complex="12pt"/>
    </style:style>
    <style:style style:name="P37" style:family="paragraph" style:parent-style-name="Text_20_body">
      <style:text-properties fo:color="#c9211e" loext:opacity="100%"/>
    </style:style>
    <style:style style:name="P38" style:family="paragraph" style:parent-style-name="Text_20_body">
      <style:paragraph-properties fo:text-align="justify" style:justify-single-word="false"/>
    </style:style>
    <style:style style:name="P39" style:family="paragraph" style:parent-style-name="Text_20_body">
      <style:paragraph-properties fo:text-align="justify" style:justify-single-word="false"/>
      <style:text-properties officeooo:paragraph-rsid="0054455f"/>
    </style:style>
    <style:style style:name="P40" style:family="paragraph" style:parent-style-name="Text_20_body" style:list-style-name="L1">
      <style:paragraph-properties fo:text-align="justify" style:justify-single-word="false"/>
    </style:style>
    <style:style style:name="P41" style:family="paragraph" style:parent-style-name="Text_20_body" style:list-style-name="L1">
      <style:paragraph-properties fo:text-align="justify" style:justify-single-word="false"/>
      <style:text-properties officeooo:paragraph-rsid="00524b78"/>
    </style:style>
    <style:style style:name="P4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43" style:family="paragraph">
      <loext:graphic-properties draw:fill="bitmap" draw:fill-image-name="Bitmap_20_1" style:repeat="stretch"/>
      <style:paragraph-properties fo:text-align="center"/>
    </style:style>
    <style:style style:name="P44" style:family="paragraph">
      <loext:graphic-properties draw:fill="bitmap" draw:fill-image-name="Bitmap_20_2" style:repeat="stretch"/>
      <style:paragraph-properties fo:text-align="center"/>
    </style:style>
    <style:style style:name="P45" style:family="paragraph">
      <loext:graphic-properties draw:fill="bitmap" draw:fill-image-name="Bitmap_20_3" style:repeat="stretch"/>
      <style:paragraph-properties fo:text-align="center"/>
    </style:style>
    <style:style style:name="P46" style:family="paragraph">
      <loext:graphic-properties draw:fill="bitmap" draw:fill-image-name="Bitmap_20_4" style:repeat="stretch"/>
      <style:paragraph-properties fo:text-align="center"/>
    </style:style>
    <style:style style:name="P47" style:family="paragraph">
      <style:paragraph-properties fo:text-align="center"/>
    </style:style>
    <style:style style:name="P48" style:family="paragraph">
      <loext:graphic-properties draw:fill="none" draw:fill-color="#ffffff"/>
      <style:paragraph-properties fo:text-align="center" style:writing-mode="lr-tb"/>
    </style:style>
    <style:style style:name="T1" style:family="text">
      <style:text-properties officeooo:rsid="00244445"/>
    </style:style>
    <style:style style:name="T2" style:family="text">
      <style:text-properties officeooo:rsid="002bb832"/>
    </style:style>
    <style:style style:name="T3" style:family="text">
      <style:text-properties officeooo:rsid="0025addf"/>
    </style:style>
    <style:style style:name="T4" style:family="text">
      <style:text-properties fo:font-weight="bold" style:font-weight-asian="bold" style:font-weight-complex="bold"/>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text-underline-style="solid" style:text-underline-width="auto" style:text-underline-color="font-color" fo:font-weight="bold" officeooo:rsid="00211d5b" style:font-weight-asian="bold" style:font-weight-complex="bold"/>
    </style:style>
    <style:style style:name="T7" style:family="text">
      <style:text-properties fo:font-size="32pt" fo:font-style="normal" fo:font-weight="bold" style:font-size-asian="32pt" style:font-weight-asian="bold" style:font-size-complex="32pt" style:font-weight-complex="bold"/>
    </style:style>
    <style:style style:name="T8" style:family="text">
      <style:text-properties fo:font-size="32pt" fo:font-style="normal" fo:font-weight="bold" officeooo:rsid="001fe13d" style:font-size-asian="32pt" style:font-weight-asian="bold" style:font-size-complex="32pt" style:font-weight-complex="bold"/>
    </style:style>
    <style:style style:name="T9" style:family="text">
      <style:text-properties fo:font-size="32pt" fo:font-style="normal" fo:font-weight="bold" officeooo:rsid="002213eb" style:font-size-asian="32pt" style:font-weight-asian="bold" style:font-size-complex="32pt" style:font-weight-complex="bold"/>
    </style:style>
    <style:style style:name="T10" style:family="text">
      <style:text-properties fo:font-weight="normal" style:font-weight-asian="normal" style:font-weight-complex="normal"/>
    </style:style>
    <style:style style:name="T11" style:family="text">
      <style:text-properties fo:font-weight="normal" officeooo:rsid="003d5626" style:font-weight-asian="normal" style:font-weight-complex="normal"/>
    </style:style>
    <style:style style:name="T12" style:family="text">
      <style:text-properties fo:font-weight="normal" officeooo:rsid="003d7776" style:font-weight-asian="normal" style:font-weight-complex="normal"/>
    </style:style>
    <style:style style:name="T13" style:family="text">
      <style:text-properties fo:font-weight="normal" officeooo:rsid="003fa701" style:font-weight-asian="normal" style:font-weight-complex="normal"/>
    </style:style>
    <style:style style:name="T14" style:family="text">
      <style:text-properties fo:font-size="12pt" fo:font-weight="normal" officeooo:rsid="002e23c9" style:font-size-asian="12pt" style:font-weight-asian="normal" style:font-size-complex="12pt" style:font-weight-complex="normal"/>
    </style:style>
    <style:style style:name="T15" style:family="text">
      <style:text-properties fo:font-size="12pt" fo:font-weight="normal" officeooo:rsid="00505408" style:font-size-asian="12pt" style:font-weight-asian="normal" style:font-size-complex="12pt" style:font-weight-complex="normal"/>
    </style:style>
    <style:style style:name="T16" style:family="text">
      <style:text-properties fo:font-size="12pt" fo:font-weight="normal" officeooo:rsid="00524b78" style:font-size-asian="12pt" style:font-weight-asian="normal" style:font-size-complex="12pt" style:font-weight-complex="normal"/>
    </style:style>
    <style:style style:name="T17" style:family="text">
      <style:text-properties officeooo:rsid="00282055"/>
    </style:style>
    <style:style style:name="T18" style:family="text">
      <style:text-properties officeooo:rsid="002854e6"/>
    </style:style>
    <style:style style:name="T19" style:family="text">
      <style:text-properties officeooo:rsid="002a54a7"/>
    </style:style>
    <style:style style:name="T20" style:family="text">
      <style:text-properties officeooo:rsid="002cd96a"/>
    </style:style>
    <style:style style:name="T21" style:family="text">
      <style:text-properties officeooo:rsid="002e23c9"/>
    </style:style>
    <style:style style:name="T22" style:family="text">
      <style:text-properties officeooo:rsid="003a6a56"/>
    </style:style>
    <style:style style:name="T23" style:family="text">
      <style:text-properties officeooo:rsid="003b3131"/>
    </style:style>
    <style:style style:name="T24" style:family="text">
      <style:text-properties officeooo:rsid="003ca499"/>
    </style:style>
    <style:style style:name="T25" style:family="text">
      <style:text-properties officeooo:rsid="0040751a"/>
    </style:style>
    <style:style style:name="T26" style:family="text">
      <style:text-properties officeooo:rsid="0044e415"/>
    </style:style>
    <style:style style:name="T27" style:family="text">
      <style:text-properties officeooo:rsid="0046d4fc"/>
    </style:style>
    <style:style style:name="T28" style:family="text">
      <style:text-properties officeooo:rsid="004726d6"/>
    </style:style>
    <style:style style:name="T29" style:family="text">
      <style:text-properties officeooo:rsid="00472fd8"/>
    </style:style>
    <style:style style:name="T30" style:family="text">
      <style:text-properties officeooo:rsid="0049288b"/>
    </style:style>
    <style:style style:name="T31" style:family="text">
      <style:text-properties officeooo:rsid="004a0d3c"/>
    </style:style>
    <style:style style:name="T32" style:family="text">
      <style:text-properties fo:font-size="16pt" style:font-size-asian="16pt" style:font-size-complex="16pt"/>
    </style:style>
    <style:style style:name="T33" style:family="text">
      <style:text-properties fo:font-size="16pt" officeooo:rsid="0044e415" style:font-size-asian="16pt" style:font-size-complex="16pt"/>
    </style:style>
    <style:style style:name="T34" style:family="text">
      <style:text-properties fo:font-size="16pt" officeooo:rsid="0046d4fc" style:font-size-asian="16pt" style:font-size-complex="16pt"/>
    </style:style>
    <style:style style:name="T35" style:family="text">
      <style:text-properties fo:font-size="16pt" officeooo:rsid="004726d6" style:font-size-asian="16pt" style:font-size-complex="16pt"/>
    </style:style>
    <style:style style:name="T36" style:family="text">
      <style:text-properties fo:font-size="16pt" officeooo:rsid="00472fd8" style:font-size-asian="16pt" style:font-size-complex="16pt"/>
    </style:style>
    <style:style style:name="T37" style:family="text">
      <style:text-properties fo:font-size="16pt" officeooo:rsid="0049288b" style:font-size-asian="16pt" style:font-size-complex="16pt"/>
    </style:style>
    <style:style style:name="T38" style:family="text">
      <style:text-properties fo:font-size="16pt" officeooo:rsid="004a0d3c" style:font-size-asian="16pt" style:font-size-complex="16pt"/>
    </style:style>
    <style:style style:name="T39" style:family="text">
      <style:text-properties fo:background-color="#ffff00" loext:char-shading-value="0"/>
    </style:style>
    <style:style style:name="T40" style:family="text">
      <style:text-properties officeooo:rsid="00505408"/>
    </style:style>
    <style:style style:name="T41" style:family="text">
      <style:text-properties fo:font-size="18pt" officeooo:rsid="001fe13d" style:font-size-asian="18pt" style:font-size-complex="18pt"/>
    </style:style>
    <style:style style:name="T42" style:family="text">
      <style:text-properties fo:font-size="18pt" fo:font-weight="normal" officeooo:rsid="001fe13d" style:font-size-asian="18pt" style:font-weight-asian="normal" style:font-size-complex="18pt" style:font-weight-complex="normal"/>
    </style:style>
    <style:style style:name="T43" style:family="text">
      <style:text-properties officeooo:rsid="00524b78"/>
    </style:style>
    <style:style style:name="T44" style:family="text">
      <style:text-properties style:font-name="KacstOffice" loext:padding="0cm" loext:border="none"/>
    </style:style>
    <style:style style:name="T45" style:family="text">
      <style:text-properties style:font-name="KacstOffice" fo:font-size="12pt" fo:font-weight="normal" officeooo:rsid="0054455f" style:font-size-asian="12pt" style:font-weight-asian="normal" style:font-size-complex="12pt" style:font-weight-complex="normal"/>
    </style:style>
    <style:style style:name="T46" style:family="text">
      <style:text-properties officeooo:rsid="0054455f"/>
    </style:style>
    <style:style style:name="T47"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8" style:family="text">
      <style:text-properties fo:font-variant="normal" fo:text-transform="none" fo:color="#c9211e" loext:opacity="100%" style:text-outline="false" style:text-line-through-style="none" style:text-line-through-type="none" style:text-position="0% 100%" style:font-name="Liberation Serif" fo:font-size="10pt" fo:letter-spacing="normal" fo:language="fr" fo:country="FR" fo:font-style="normal" fo:text-shadow="none" style:text-underline-style="solid" style:text-underline-width="auto" style:text-underline-color="font-color" fo:font-weight="bold"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9" style:family="text">
      <style:text-properties fo:font-style="italic" fo:font-weight="bold" style:font-style-asian="italic" style:font-weight-asian="bold" style:font-style-complex="italic" style:font-weight-complex="bold"/>
    </style:style>
    <style:style style:name="T50" style:family="text">
      <style:text-properties fo:font-style="italic" style:font-style-asian="italic" style:font-style-complex="italic"/>
    </style:style>
    <style:style style:name="fr1"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style:run-through="foreground" style:vertical-pos="middle" style:vertical-rel="baseline" style:horizontal-pos="from-left" style:horizontal-rel="paragraph"/>
    </style:style>
    <style:style style:name="gr2" style:family="graphic">
      <style:graphic-properties svg:stroke-width="0.101cm" svg:stroke-color="#cfe2f0" draw:marker-start-width="0.503cm" draw:marker-end-width="0.503cm" draw:fill="bitmap" draw:fill-image-name="Bitmap_20_1" style:repeat="stretch" draw:textarea-horizontal-align="justify" draw:textarea-vertical-align="middle" draw:auto-grow-height="false" fo:min-height="2.877cm" fo:min-width="2.859cm" fo:padding-top="0.049cm" fo:padding-bottom="0.049cm" fo:padding-left="0.049cm" fo:padding-right="0.049cm" style:run-through="foreground"/>
    </style:style>
    <style:style style:name="gr3" style:family="graphic">
      <style:graphic-properties svg:stroke-width="0.101cm" svg:stroke-color="#cfe2f0" draw:marker-start-width="0.503cm" draw:marker-end-width="0.503cm" draw:fill="bitmap" draw:fill-image-name="Bitmap_20_2" style:repeat="stretch" draw:textarea-horizontal-align="justify" draw:textarea-vertical-align="middle" draw:auto-grow-height="false" fo:min-height="2.877cm" fo:min-width="2.859cm" fo:padding-top="0.049cm" fo:padding-bottom="0.049cm" fo:padding-left="0.049cm" fo:padding-right="0.049cm" style:run-through="foreground"/>
    </style:style>
    <style:style style:name="gr4" style:family="graphic">
      <style:graphic-properties svg:stroke-width="0.101cm" svg:stroke-color="#cfe2f0" draw:marker-start-width="0.503cm" draw:marker-end-width="0.503cm" draw:fill="bitmap" draw:fill-image-name="Bitmap_20_3" style:repeat="stretch" draw:textarea-horizontal-align="justify" draw:textarea-vertical-align="middle" draw:auto-grow-height="false" fo:min-height="2.877cm" fo:min-width="2.859cm" fo:padding-top="0.049cm" fo:padding-bottom="0.049cm" fo:padding-left="0.049cm" fo:padding-right="0.049cm" style:run-through="foreground"/>
    </style:style>
    <style:style style:name="gr5" style:family="graphic">
      <style:graphic-properties svg:stroke-color="#cfe2f0" draw:fill="bitmap" draw:fill-image-name="Bitmap_20_4" style:repeat="stretch" draw:textarea-horizontal-align="justify" draw:textarea-vertical-align="middle" draw:auto-grow-height="false" fo:min-height="2.976cm" fo:min-width="2.96cm" style:run-through="foreground"/>
    </style:style>
    <style:style style:name="gr6" style:family="graphic">
      <style:graphic-properties draw:stroke="none" svg:stroke-color="#000000" draw:fill="none" draw:fill-color="#ffffff" fo:min-height="0.928cm" style:run-through="foreground"/>
      <style:paragraph-properties style:writing-mode="lr-tb"/>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re-Titre_20_1" text:outline-level="1" text:is-list-header="true"><text:bookmark-start text:name="__RefHeading___Toc1122_2472092515"/>INSTITUT UNIVERSITAIRE D’INFORMATIQUE ANNÉE 2021 – 2022<text:bookmark-end text:name="__RefHeading___Toc1122_2472092515"/></text:h>
      <text:h text:style-name="pre-Titre_20_2" text:outline-level="2" text:is-list-header="true"><text:bookmark-start text:name="__RefHeading___Toc1124_2472092515"/><text:span text:style-name="T6">R</text:span><text:span text:style-name="T5">apport d’aide à la prise de décision stratégique</text:span> <text:bookmark-end text:name="__RefHeading___Toc1124_2472092515"/></text:h>
      <text:h text:style-name="pre-Titre_20_4" text:outline-level="4" text:is-list-header="true"><text:bookmark-start text:name="__RefHeading___Toc1126_2472092515"/><text:span text:style-name="T4">Version :</text:span> 3.<text:span text:style-name="T40">1</text:span><text:bookmark-end text:name="__RefHeading___Toc1126_2472092515"/></text:h>
      <text:h text:style-name="pre-Titre_20_4" text:outline-level="4" text:is-list-header="true"><text:bookmark-start text:name="__RefHeading___Toc1128_2472092515"/>Auteurs :<text:bookmark-end text:name="__RefHeading___Toc1128_2472092515"/></text:h>
      <text:list xml:id="list1856872695" text:style-name="L5">
        <text:list-item>
          <text:p text:style-name="P31"><text:span text:style-name="T41">Leclercq Tom</text:span></text:p>
        </text:list-item>
        <text:list-item>
          <text:p text:style-name="P32"><text:span text:style-name="T41">Ogès Florian</text:span></text:p>
        </text:list-item>
        <text:list-item>
          <text:p text:style-name="P31"><text:span text:style-name="T42">Brunel Bastien</text:span></text:p>
        </text:list-item>
        <text:list-item>
          <text:p text:style-name="P32"><text:span text:style-name="T41">Amzil Marwane</text:span></text:p>
        </text:list-item>
      </text:list>
      <text:p text:style-name="P4"/>
      <text:p text:style-name="P27">UNIVERSITÉ DU LITTORAL CÔTE D’OPALE</text:p>
      <text:p text:style-name="P27">IUT CALAIS-BOULOGNE</text:p>
      <text:p text:style-name="P27">Rue Louis David - 62100 CALAIS</text:p>
      <text:p text:style-name="P27">Téléphone (33) 03.21.19.06.60 Télécopie (33) 03.21.19.06.61</text:p>
      <text:p text:style-name="P4"/>
      <text:h text:style-name="pre-Titre_20_3" text:outline-level="3" text:is-list-header="true"><text:bookmark-start text:name="__RefHeading___Toc1130_2472092515"/><text:soft-page-break/>Présentation de notre entreprise DataScope :<text:bookmark-end text:name="__RefHeading___Toc1130_2472092515"/></text:h>
      <text:h text:style-name="pre-Titre_20_4" text:outline-level="4" text:is-list-header="true"><text:bookmark-start text:name="__RefHeading___Toc1132_2472092515"/>Groupe 10<text:bookmark-end text:name="__RefHeading___Toc1132_2472092515"/></text:h>
      <text:p text:style-name="P38">L’entreprise DataScope a été fondée en 2022, dynamique, née d'une véritable passion pour l’analyse des données <text:span text:style-name="T18">et la gestion de votre </text:span><text:span text:style-name="T19">p</text:span><text:span text:style-name="T18">ortefeuille</text:span>.</text:p>
      <text:p text:style-name="P38">Notre savoir faire et nos compétences reposent sur une équipe soudée dont chacun apporte son devoir et sa personnalité. La ponctualité est notre priorité pour satisfaire au mieux nos clients. <text:span text:style-name="T44">Nous générons une performance durable et à long terme qui profite a toutes nos parties prenantes.</text:span></text:p>
      <text:p text:style-name="P38">Quelque soit votre projet, l’entreprise <text:span text:style-name="T17">DataScope</text:span> vous accompagne, identifie l'ensemble de vos besoins et vous propose une <text:span text:style-name="T17">analyse</text:span> personnalisée répondant à <text:span text:style-name="T17">toutes vos</text:span> attente<text:span text:style-name="T17">s</text:span>.</text:p>
      <text:h text:style-name="P11" text:outline-level="4" text:is-list-header="true"><text:bookmark-start text:name="__RefHeading___Toc1134_2472092515"/><office:annotation office:name="__Annotation__1742_2472092515" loext:resolved="false"><dc:creator>Auteur inconnu</dc:creator><dc:date>2022-06-09T19:15:47.612000000</dc:date><text:p text:style-name="P42"><text:span text:style-name="T47">C’est dégueulasse nan ?</text:span></text:p><text:p text:style-name="P42"><text:span text:style-name="T47">Je pense que ce n’est pas un truc comme ça qu’il faut rendre, peut-être un texte ?</text:span><text:span text:style-name="T47"><text:line-break/></text:span><text:span text:style-name="T47">bb</text:span></text:p></office:annotation>Notre philosophie :<text:bookmark-end text:name="__RefHeading___Toc1134_2472092515"/></text:h>
      <text:p text:style-name="Text_20_body"><text:tab/><text:span text:style-name="T39">« Les données toujours dans notre viseur »</text:span></text:p>
      <text:h text:style-name="P11" text:outline-level="4" text:is-list-header="true"><text:bookmark-start text:name="__RefHeading___Toc1136_2472092515"/>Nos valeurs :<text:bookmark-end text:name="__RefHeading___Toc1136_2472092515"/></text:h>
      <text:p text:style-name="Text_20_body"><text:tab/><text:span text:style-name="T39">Savoir-faire et Qualité, Engagement, Disponibilité, Responsabilité, Confiance, Proximité</text:span></text:p>
      <text:h text:style-name="P11" text:outline-level="4" text:is-list-header="true"><text:bookmark-start text:name="__RefHeading___Toc1138_2472092515"/>Nos domaines d'activités :<text:bookmark-end text:name="__RefHeading___Toc1138_2472092515"/></text:h>
      <text:p text:style-name="P29"><text:tab/>- Analyse <text:span text:style-name="T21">et visualisation </text:span>de<text:span text:style-name="T21">s</text:span> données</text:p>
      <text:p text:style-name="Text_20_body"><text:span text:style-name="T39"><text:tab/>- Conseil en investissement</text:span><office:annotation-end office:name="__Annotation__1742_2472092515"/></text:p>
      <text:h text:style-name="pre-Titre_20_4" text:outline-level="4" text:is-list-header="true"><text:bookmark-start text:name="__RefHeading___Toc1140_2472092515"/>Nos bureaux sont ouverts :<text:bookmark-end text:name="__RefHeading___Toc1140_2472092515"/></text:h>
      <text:p text:style-name="Standard"><text:tab/> Du Lundi au <text:span text:style-name="T14">Vendredi</text:span> de 8H<text:span text:style-name="T21">3</text:span>0 à 1<text:span text:style-name="T21">1</text:span>H<text:span text:style-name="T21">3</text:span>0 et de 13h00 à <text:span text:style-name="T14">23h00</text:span></text:p>
      <text:p text:style-name="Standard"><text:tab/> Et si besoin sur rendez-vous <text:span text:style-name="T14">pendant</text:span> <text:span text:style-name="T21">l</text:span>es horaires d’ouvertures</text:p>
      <text:h text:style-name="pre-Titre_20_4" text:outline-level="4" text:is-list-header="true"><text:bookmark-start text:name="__RefHeading___Toc1142_2472092515"/>Nos coordonnées :<text:bookmark-end text:name="__RefHeading___Toc1142_2472092515"/></text:h>
      <text:p text:style-name="Standard"><text:tab/><text:span text:style-name="T14">69 rue des religieuses La Tranche-sur-Mer</text:span></text:p>
      <text:p text:style-name="Standard"><text:tab/>Bâtiment <text:span text:style-name="T14">98</text:span></text:p>
      <text:p text:style-name="Text_20_body"><text:tab/><text:span text:style-name="T14">85360 Vendée</text:span></text:p>
      <text:h text:style-name="pre-Titre_20_4" text:outline-level="4" text:is-list-header="true"><text:bookmark-start text:name="__RefHeading___Toc1144_2472092515"/>Coordonnée GPS :<text:bookmark-end text:name="__RefHeading___Toc1144_2472092515"/></text:h>
      <text:list xml:id="list2934791812" text:style-name="L6">
        <text:list-item>
          <text:p text:style-name="P30">Latitude 46.34517287837634</text:p>
        </text:list-item>
        <text:list-item>
          <text:p text:style-name="P30">Longitude -1.4381011112022972</text:p>
        </text:list-item>
      </text:list>
      <text:h text:style-name="P10" text:outline-level="2" text:is-list-header="true"><text:bookmark-start text:name="__RefHeading___Toc1146_2472092515"/>Présentation de l’équipe :<text:bookmark-end text:name="__RefHeading___Toc1146_2472092515"/></text:h>
      <text:h text:style-name="pre-Titre_20_2" text:outline-level="2" text:is-list-header="true"><text:bookmark-start text:name="__RefHeading___Toc1148_2472092515"/><draw:g text:anchor-type="as-char" draw:z-index="0" draw:name="DrawObject1" draw:style-name="gr1"><draw:custom-shape draw:name="Forme 3" draw:style-name="gr2" draw:text-style-name="P43" svg:width="4.183cm" svg:height="4.208cm" svg:x="10.134cm" svg:y="5.708cm"><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draw:name="Forme 1" draw:style-name="gr3" draw:text-style-name="P44" svg:width="4.183cm" svg:height="4.208cm" svg:x="10.134cm" svg:y="0.001cm"><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draw:name="Forme 2" draw:style-name="gr4" draw:text-style-name="P45" svg:width="4.183cm" svg:height="4.208cm" svg:x="1.035cm" svg:y="5.782cm"><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draw:name="Forme 4" draw:style-name="gr5" draw:text-style-name="P46" svg:width="4.185cm" svg:height="4.208cm" svg:x="0.94cm" svg:y="0.026cm"><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frame draw:name="Cadre de texte 1" draw:style-name="gr6" draw:text-style-name="P48" svg:width="7.134cm" svg:height="0.976cm" svg:x="8.627cm" svg:y="9.957cm"><draw:text-box><text:p text:style-name="P47"><text:span text:style-name="T49">Ogès Florian</text:span></text:p><text:p text:style-name="P47"><text:span text:style-name="T50">Gestion de version &amp; Data Analyst</text:span></text:p></draw:text-box></draw:frame><draw:frame draw:name="Cadre de texte 2" draw:style-name="gr6" draw:text-style-name="P48" svg:width="5.236cm" svg:height="0.976cm" svg:x="0.411cm" svg:y="4.207cm"><draw:text-box><text:p text:style-name="P47"><text:span text:style-name="T49">Amzil Marwane</text:span><text:span text:style-name="T4">, </text:span></text:p><text:p text:style-name="P47"><text:span text:style-name="T50">Chef de projet &amp; Data Analyst</text:span></text:p></draw:text-box></draw:frame><draw:frame draw:name="Cadre de texte 3" draw:style-name="gr6" draw:text-style-name="P48" svg:width="6.33cm" svg:height="0.976cm" svg:x="9.022cm" svg:y="4.209cm"><draw:text-box><text:p text:style-name="P47"><text:span text:style-name="T49">Leclercq Tom</text:span></text:p><text:p text:style-name="P47"><text:span text:style-name="T50">Rédacteur en chef &amp; Data Analyst</text:span></text:p></draw:text-box></draw:frame><draw:frame draw:name="Cadre de texte 4" draw:style-name="gr6" draw:text-style-name="P48" svg:width="6.33cm" svg:height="0.976cm" svg:x="0cm" svg:y="10.072cm"><draw:text-box><text:p text:style-name="P47"><text:span text:style-name="T49">Brunel Bastien</text:span></text:p><text:p text:style-name="P47"><text:span text:style-name="T50">Graphiste &amp; Data Analyst</text:span></text:p></draw:text-box></draw:frame></draw:g><text:bookmark-end text:name="__RefHeading___Toc1148_2472092515"/></text:h>
      <text:p text:style-name="P39">Chez DataScope nous avons une équipe composée de 4 personnes qui sont complémentaires. Nous avons tous e<text:span text:style-name="T40">n commun une passion pour</text:span> l’analyse de données. <text:span text:style-name="T15">Nous sommes spécialisé dans la recherche, l’analyse et la vulgarisation de données pour nos clients, ce mode de fonctionnement est rendu possible grâce à nos spécialisations </text:span>:</text:p>
      <text:list xml:id="list4091014897" text:style-name="L1">
        <text:list-item>
          <text:p text:style-name="P40">Amzil Marwane, notre chef de projet, <text:span text:style-name="T16">il </text:span>organise et planifie les projets <text:span text:style-name="T43">à l’aide des outils de gestion de projet et de gestion de versions. Il centralise toutes les décisions pour rendre un produit répondant aux attentes de nos clients.</text:span></text:p>
        </text:list-item>
        <text:list-item>
          <text:p text:style-name="P40">Leclercq Tom, le rédacteur en chef, <text:span text:style-name="T22">il transpose les idées </text:span><text:span text:style-name="T43">de l’équipe, à l’écrit et il vulgarise toutes les notions de gestions de données pour les rendre accessibles au clients</text:span><text:span text:style-name="T22">. Il structure </text:span><text:span text:style-name="T23">toutes les idées pour leur donner du sens avant de </text:span><text:span text:style-name="T24">créer les graphiques.</text:span></text:p>
        </text:list-item>
        <text:list-item>
          <text:p text:style-name="P41">Brunel Bastien, le graphiste, Spécialiste en techniques et arts graphiques, <text:span text:style-name="T46">il rend les différents rendu graphiques, ergonomique et efficace, pour faciliter la compréhension des différentes idées aux clients.</text:span></text:p>
        </text:list-item>
        <text:list-item>
          <text:p text:style-name="P41">Florian, <text:span text:style-name="T45">le gstionnaire de version, il s’occupe de mettre à jour la base de données globale pour toujours garder une version globale et commune afin de tous travailler avec la même version de la base.</text:span></text:p>
        </text:list-item>
      </text:list>
      <text:h text:style-name="P9" text:outline-level="2" text:is-list-header="true"><text:bookmark-start text:name="__RefHeading___Toc1150_2472092515"/>PROJET D’INVESTISSEMENT 2022 DE FILM FRANCE PRODUCTION<text:bookmark-end text:name="__RefHeading___Toc1150_2472092515"/></text:h>
      <text:p text:style-name="P38"><text:span text:style-name="T11">La société de production française « Film France Production », nouvellement créée, désire </text:span><text:span text:style-name="T12">s</text:span><text:span text:style-name="T11">’inspirer des données enregistrées ces dernières décennies par Hollywood, grande usine à succès, pour engager ses investissements à venir. </text:span></text:p>
      <text:p text:style-name="P38">Elle a pour cela obtenu une liste d’intérêt, déjà filtrée, de films à succès et vous confie l’exploitation de ces données pour construire un système qui l’aidera à prendre ses décisions. </text:p>
      <text:p text:style-name="P38">Elle souhaite ainsi pouvoir visualiser les données, sous différents points de vue, afin de déterminer les clés du succès financier d’un film. Par exemple, quels sont les distributeurs dont les CA sont les plus importants ? Quels sont les genres les plus porteurs ? Quelles sont les progressions des ventes par genre de films et par périodes et ce de manière générale mais aussi selon les distributeurs ?</text:p>
      <text:p text:style-name="P38"><text:span text:style-name="T11">L</text:span><text:span text:style-name="T10">a société Film France production nous a contacté afin d’analyser des données pour trouver le meilleur investissement. </text:span><text:span text:style-name="T13">Il n’y a pas vraiment de meilleur solution c’est pour cela que nous allons proposer plusieurs choix d’investissement. Bien évidemment il y a beaucoup de critère à analyser comme par exemple le genre, le réalisateur ou encore l’acteur. Pour proposer nos idées nous allons rendre des <text:s/>données analysées des courbes de tendances</text:span></text:p>
      <text:p text:style-name="P8"><office:annotation office:name="__Annotation__1014_2472092515" loext:resolved="false"><dc:creator>Auteur inconnu</dc:creator><dc:date>2022-06-09T19:07:16.512000000</dc:date><text:p text:style-name="P42"><text:span text:style-name="T47">Pas d’annonce de la problématique, il faut en faire une phrase : « de ce fait, nous sommes en droit de nous demander si : »</text:span></text:p><text:p text:style-name="P42"><text:span text:style-name="T47">BB</text:span></text:p></office:annotation><text:span text:style-name="T11">P</text:span><text:span text:style-name="T10">roblématique : </text:span><office:annotation-end office:name="__Annotation__1014_2472092515"/></text:p>
      <text:p text:style-name="P28"/>
      <text:h text:style-name="P24" text:outline-level="1"><office:annotation loext:resolved="false"><dc:creator>Auteur inconnu</dc:creator><dc:date>2022-06-09T19:13:44.259000000</dc:date><text:p text:style-name="P42"><text:span text:style-name="T48">Ne pas supprimer</text:span><text:span text:style-name="T47">, c’est un « titre 1 » qui permet d’afficher les titres uniquement en dessous de cette ligne</text:span></text:p><text:p text:style-name="P42"><text:span text:style-name="T47">BB</text:span></text:p></office:annotation></text:h>
      <text:table-of-content text:style-name="Sect1" text:protected="true" text:name="Table des matières1">
        <text:table-of-content-source text:outline-level="10" text:index-scope="chapter">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3"><text:a xlink:type="simple" xlink:href="#__RefHeading___Toc1710_2472092515" text:style-name="Index_20_Link" text:visited-style-name="Index_20_Link">Introduction<text:tab/>6</text:a></text:p>
        </text:index-body>
      </text:table-of-content>
      <text:p text:style-name="P28"/>
      <text:h text:style-name="P25" text:outline-level="2"><text:bookmark-start text:name="__RefHeading___Toc1710_2472092515"/>Introduction<text:bookmark-end text:name="__RefHeading___Toc1710_2472092515"/></text:h>
      <text:p text:style-name="P36"><text:tab/>A l’ère des plateformes de streaming <text:span text:style-name="T26">le cinéma revient en force en gardant en tête d’affiche des blockbusters. </text:span><text:span text:style-name="T27">Il est qualifié comme le 7ème </text:span><text:span text:style-name="T28">art car il apporte beaucoup de diversité culturelle. Le cinéma est aussi un divertissement, une industrie mais aussi un média car il y a de plus en plus de films inspirés de fait réel dont le but est de faire passer un message. </text:span><text:span text:style-name="T29">Mais la grande difficulté du cinéma c’est réussir à attirer les personnes, soit les personnes n’ont pas envie de se déplacer et préfère</text:span><text:span text:style-name="T30">nt</text:span><text:span text:style-name="T29"> attendre 6 mois que le</text:span><text:span text:style-name="T30">s</text:span><text:span text:style-name="T29"> film</text:span><text:span text:style-name="T30">s</text:span><text:span text:style-name="T29"> sortent sur les plateformes de streaming ou alors les films ne les intéressent pas. </text:span><text:span text:style-name="T30">Malgré </text:span><text:span text:style-name="T31">ça on remarque</text:span><text:span text:style-name="T30"> des genres qui attirent plus l’attention que d’autres, des grosses licences qui vont se démarquer, les acteurs principaux ou encore les réalisateurs et écrivains.</text:span></text:p>
      <text:p text:style-name="P37"><office:annotation office:name="__Annotation__1777_2472092515" loext:resolved="false"><dc:creator>Auteur inconnu</dc:creator><dc:date>2022-06-09T19:17:56.201000000</dc:date><text:p text:style-name="P42"><text:span text:style-name="T47">Pk c’est en rouge ?</text:span></text:p><text:p text:style-name="P42"><text:span text:style-name="T47">BB</text:span></text:p></office:annotation>Il est instauré dans le monde entier mais proposent des films différents. L’avantage c’est qu’il apporte beaucoup de diversité en terme de culture ou au niveau des genres des films. On peut le qualifier comme un art populaire, un divertissement, une industrie et un média. </text:p>
      <text:p text:style-name="P37">Mais la grande difficulté du cinéma c’est que le film plaît selon les goûts du spectateurs sauf qu’on ne peut pas plaire à tout le monde. Il y a quand même des grosses licences qui vont se démarquer et on est sur qu’elles vont fonctionner. D’ailleurs il y a des genres qui vont plus se démarquer que les autres et c’est peut être l’investissement le plus intéressant. On peut aussi découvrir de nouveau acteur qui pourrait devenir des grandes stars à l’avenir.</text:p>
      <text:p text:style-name="P37">C’est plus agréable de regarder un film au cinéma car nous avons l’ambiance de la salle et le grand écran.</text:p>
      <text:p text:style-name="P37">Il y en a pour tous les goûts et pour tous les âges. </text:p>
      <text:p text:style-name="P37">Rapport d’aide à la décision <office:annotation-end office:name="__Annotation__1777_2472092515"/></text:p>
      <text:p text:style-name="P5"/>
      <text:p text:style-name="P5"/>
      <text:p text:style-name="P5"/>
      <text:p text:style-name="P5">recherche de notre c<text:span text:style-name="T25">ô</text:span>té pour trouver des infos <office:annotation office:name="__Annotation__1778_2472092515" loext:resolved="false"><dc:creator>Auteur inconnu</dc:creator><dc:date>2022-06-09T19:18:10.965000000</dc:date><text:p text:style-name="P42"><text:span text:style-name="T47">Des trucs bizarre en travaux</text:span></text:p><text:p text:style-name="P42"><text:span text:style-name="T47">BB</text:span></text:p></office:annotation></text:p>
      <text:p text:style-name="P6"/>
      <text:p text:style-name="P6"/>
      <text:p text:style-name="P7">investissement sur des gros films ou grosses licences</text:p>
      <text:p text:style-name="P7"/>
      <text:p text:style-name="P7">pirates des caraibes 6 : si johnny depp benger</text:p>
      <text:p text:style-name="P7"/>
      <text:p text:style-name="P7">Avatar 2 benger</text:p>
      <text:p text:style-name="P7"/>
      <text:p text:style-name="P7"><text:soft-page-break/>Fast &amp; furious 10 teaser du film etc.…</text:p>
      <text:p text:style-name="P7"/>
      <text:p text:style-name="P7"/>
      <text:p text:style-name="P7"/>
      <text:p text:style-name="P7"/>
      <text:p text:style-name="P7"><office:annotation-end office:name="__Annotation__1778_2472092515"/></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KacstOffice" svg:font-family="KacstOffice" style:font-pitch="variable"/>
    <style:font-face style:name="Kristen ITC" svg:font-family="'Kristen ITC'"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fill-image draw:name="Bitmap_20_1" draw:display-name="Bitmap 1" xlink:href="Pictures/100000000000025800000258F9167BC7E2325997.png" xlink:type="simple" xlink:show="embed" xlink:actuate="onLoad"/>
    <draw:fill-image draw:name="Bitmap_20_2" draw:display-name="Bitmap 2" xlink:href="Pictures/100000000000025800000258608AD6FC6BE00CC0.png" xlink:type="simple" xlink:show="embed" xlink:actuate="onLoad"/>
    <draw:fill-image draw:name="Bitmap_20_3" draw:display-name="Bitmap 3" xlink:href="Pictures/100000000000025800000258006A70A31DFED5E9.png" xlink:type="simple" xlink:show="embed" xlink:actuate="onLoad"/>
    <draw:fill-image draw:name="Bitmap_20_4" draw:display-name="Bitmap 4" xlink:href="Pictures/100000010000025800000258F960F3828F343A65.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ize="12pt" fo:font-weight="normal" officeooo:rsid="00359b60" style:font-size-asian="12pt" style:font-weight-asian="normal" style:font-size-complex="12pt"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3cm" style:contextual-spacing="false" fo:line-height="115%"/>
      <style:text-properties style:font-name="KacstOffice" fo:font-family="KacstOffice" style:font-pitch="variabl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Head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Table_20_Contents" style:display-name="Table Contents" style:family="paragraph" style:parent-style-name="Standard" style:class="extra">
      <style:paragraph-properties fo:margin-top="0cm" fo:margin-bottom="2cm" style:contextual-spacing="false"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cm" fo:margin-bottom="0.4cm" style:contextual-spacing="false"/>
      <style:text-properties fo:font-size="130%" fo:font-weight="bold" style:font-size-asian="130%" style:font-weight-asian="bold" style:font-size-complex="130%" style:font-weight-complex="bold"/>
    </style:style>
    <style:style style:name="paragraphe1" style:family="paragraph" style:parent-style-name="Standard"/>
    <style:style style:name="Heading_20_2" style:display-name="Heading 2" style:family="paragraph" style:parent-style-name="Heading" style:next-style-name="Text_20_body" style:default-outline-level="2" style:class="text">
      <style:paragraph-properties fo:margin-top="0.199cm" fo:margin-bottom="0.6cm"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cm" fo:margin-bottom="0.199cm" style:contextual-spacing="false"/>
      <style:text-properties fo:font-size="95%" fo:font-style="normal" fo:font-weight="bold" style:font-size-asian="95%" style:font-style-asian="normal" style:font-weight-asian="bold" style:font-size-complex="95%"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503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7.002cm" style:type="right" style:leader-style="dotted" style:leader-text="."/>
        </style:tab-stops>
      </style:paragraph-properties>
    </style:style>
    <style:style style:name="pre-Titre_20_1" style:display-name="pre-Titre 1" style:family="paragraph" style:parent-style-name="Heading_20_1">
      <style:paragraph-properties fo:text-align="center" style:justify-single-word="false"/>
      <style:text-properties fo:font-size="22pt" style:font-size-asian="22pt" style:font-size-complex="22pt"/>
    </style:style>
    <style:style style:name="pre-Titre_20_2" style:display-name="pre-Titre 2" style:family="paragraph" style:parent-style-name="Heading_20_2">
      <style:paragraph-properties fo:text-align="center" style:justify-single-word="false"/>
    </style:style>
    <style:style style:name="pre-Titre_20_4" style:display-name="pre-Titre 4" style:family="paragraph" style:parent-style-name="Heading_20_4">
      <style:text-properties style:font-name="KacstOffice" fo:font-family="KacstOffice" style:font-pitch="variable" fo:font-style="normal" style:font-style-asian="normal" style:font-style-complex="normal"/>
    </style:style>
    <style:style style:name="pre-Titre_20_3" style:display-name="pre-Titre 3" style:family="paragraph" style:parent-style-name="Heading_20_3"/>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 style:family="table">
      <style:table-properties style:width="18.002cm" table:align="margins" fo:background-color="transparent">
        <style:background-image/>
      </style:table-properties>
    </style:style>
    <style:style style:name="Tableau2.A" style:family="table-column">
      <style:table-column-properties style:column-width="18.002cm" style:rel-column-width="65535*"/>
    </style:style>
    <style:style style:name="Tableau2.1" style:family="table-row">
      <style:table-row-properties fo:background-color="transparent">
        <style:background-image/>
      </style:table-row-properties>
    </style:style>
    <style:style style:name="Tableau2.A1" style:family="table-cell">
      <style:table-cell-properties fo:background-color="#d3d3d3" fo:padding="0.097cm" fo:border="0.05pt solid #000000">
        <style:background-image/>
      </style:table-cell-properties>
    </style:style>
    <style:style style:name="MP1" style:family="paragraph" style:parent-style-name="Header">
      <style:text-properties style:font-name="KacstOffice" officeooo:rsid="001fe13d" officeooo:paragraph-rsid="001fe13d"/>
    </style:style>
    <style:style style:name="MP2" style:family="paragraph" style:parent-style-name="Header">
      <style:text-properties officeooo:rsid="001fe13d" officeooo:paragraph-rsid="001fe13d"/>
    </style:style>
    <style:style style:name="MP3" style:family="paragraph" style:parent-style-name="Footer">
      <style:paragraph-properties fo:text-align="center" style:justify-single-word="false"/>
      <style:text-properties officeooo:rsid="001fe13d" officeooo:paragraph-rsid="001fe13d"/>
    </style:style>
    <style:style style:name="MP4" style:family="paragraph" style:parent-style-name="Footer">
      <style:paragraph-properties fo:text-align="center" style:justify-single-word="false"/>
      <style:text-properties fo:font-size="12pt" fo:font-style="italic" style:text-underline-style="none" officeooo:rsid="001fe13d" officeooo:paragraph-rsid="00244445" style:font-size-asian="12pt" style:font-style-asian="italic" style:font-size-complex="12pt" style:font-style-complex="italic"/>
    </style:style>
    <style:style style:name="MP5" style:family="paragraph" style:parent-style-name="Footer">
      <style:text-properties style:font-name="KacstOffice" fo:font-size="12pt" officeooo:rsid="001fe13d" officeooo:paragraph-rsid="001fe13d" style:font-size-asian="12pt" style:font-size-complex="12pt"/>
    </style:style>
    <style:style style:name="MP6" style:family="paragraph" style:parent-style-name="Footer">
      <style:paragraph-properties fo:text-align="center" style:justify-single-word="false"/>
      <style:text-properties style:font-name="KacstOffice" fo:font-size="12pt" fo:font-style="italic" style:text-underline-style="none" officeooo:rsid="001fe13d" officeooo:paragraph-rsid="00244445" style:font-size-asian="12pt" style:font-style-asian="italic" style:font-size-complex="12pt" style:font-style-complex="italic"/>
    </style:style>
    <style:style style:name="MP7" style:family="paragraph" style:parent-style-name="Table_20_Contents">
      <style:paragraph-properties fo:text-align="center" style:justify-single-word="false"/>
      <style:text-properties officeooo:paragraph-rsid="00505408" style:font-size-asian="12pt" style:font-style-asian="normal" style:font-weight-asian="normal" style:font-size-complex="12pt" style:font-style-complex="normal" style:font-weight-complex="normal" style:text-overline-style="none" style:text-overline-color="font-color"/>
    </style:style>
    <style:style style:name="MP8" style:family="paragraph" style:parent-style-name="Table_20_Contents">
      <style:paragraph-properties fo:text-align="center" style:justify-single-word="false"/>
    </style:style>
    <style:style style:name="MT1" style:family="text">
      <style:text-properties officeooo:rsid="00244445"/>
    </style:style>
    <style:style style:name="MT2" style:family="text">
      <style:text-properties officeooo:rsid="002bb832"/>
    </style:style>
    <style:style style:name="MT3" style:family="text">
      <style:text-properties officeooo:rsid="0025addf"/>
    </style:style>
    <style:style style:name="MT4" style:family="text">
      <style:text-properties officeooo:rsid="002cd96a"/>
    </style:style>
    <style:style style:name="MT5" style:family="text">
      <style:text-properties fo:font-size="32pt" fo:font-style="normal" fo:font-weight="bold" officeooo:rsid="001fe13d" style:font-size-asian="32pt" style:font-weight-asian="bold" style:font-size-complex="32pt" style:font-weight-complex="bold"/>
    </style:style>
    <style:style style:name="MT6" style:family="text">
      <style:text-properties fo:font-size="32pt" fo:font-style="normal" fo:font-weight="bold" officeooo:rsid="002213eb" style:font-size-asian="32pt" style:font-weight-asian="bold" style:font-size-complex="32pt" style:font-weight-complex="bold"/>
    </style:style>
    <style:style style:name="MT7" style:family="text">
      <style:text-properties fo:font-size="32pt" fo:font-style="normal" fo:font-weight="bold" style:font-size-asian="32pt" style:font-weight-asian="bold" style:font-size-complex="32pt" style:font-weight-complex="bold"/>
    </style:style>
    <style:style style:name="Mfr1"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499cm" fo:margin-left="1.499cm" fo:margin-right="1.499cm" fo:background-color="#cfe2f0" style:writing-mode="lr-tb" style:layout-grid-color="#c0c0c0" style:layout-grid-lines="20" style:layout-grid-base-height="0.706cm" style:layout-grid-ruby-height="0.353cm" style:layout-grid-mode="none" style:layout-grid-ruby-below="false" style:layout-grid-print="false" style:layout-grid-display="false" draw:fill="solid" draw:fill-color="#cfe2f0"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fill="solid" draw:background-size="full" draw:fill-color="#cfe2f0" draw:opacity="100%"/>
    </styl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ext:p text:style-name="MP1">Rapport<text:tab/>DataScope<text:tab/>Film France Production</text:p>
      </style:header>
      <style:header-first>
        <table:table table:name="Tableau2" table:style-name="Tableau2">
          <table:table-column table:style-name="Tableau2.A"/>
          <table:table-row table:style-name="Tableau2.1">
            <table:table-cell table:style-name="Tableau2.A1" office:value-type="string">
              <text:p text:style-name="Standard"><text:s/>Leclercq Tom <text:s text:c="127"/><text:span text:style-name="MT4">Groupe 10</text:span></text:p>
              <text:p text:style-name="Standard"><text:s/>Ogès Florian <text:s text:c="130"/><text:date style:data-style-name="N37" text:date-value="2022-06-08T07:28:47.927999803" text:fixed="true">08/06/22</text:date></text:p>
              <text:p text:style-name="Standard"><text:s/>Brunel Bastien</text:p>
              <text:p text:style-name="Standard"><text:s/>Amzil Marwane</text:p>
              <text:p text:style-name="MP7"><draw:frame draw:style-name="Mfr1" draw:name="Image5" text:anchor-type="char" svg:x="0.252cm" svg:y="2.023cm" svg:width="4.651cm" svg:height="3.023cm" draw:z-index="1"><draw:image xlink:href="Pictures/100000010000019200000104C206234B7B01BDD8.png" xlink:type="simple" xlink:show="embed" xlink:actuate="onLoad" draw:mime-type="image/png"/></draw:frame><text:span text:style-name="MT5">Projet d’investissemen</text:span><text:span text:style-name="MT6">t</text:span></text:p>
              <text:p text:style-name="MP8"><text:bookmark-start text:name="docs-internal-guid-08459820-7fff-6162-448b-eb15ed2f219511"/><text:bookmark-start text:name="docs-internal-guid-08459820-7fff-6162-448b-eb15ed2f21951"/><draw:frame draw:style-name="Mfr1" draw:name="Image4" text:anchor-type="char" svg:x="13.769cm" svg:y="-1.499cm" svg:width="3.466cm" svg:height="3.069cm" draw:z-index="2"><draw:image xlink:href="Pictures/10000000000004B0000004B0A5DCF5B2B658F3AC.png" xlink:type="simple" xlink:show="embed" xlink:actuate="onLoad" draw:mime-type="image/png"/></draw:frame><text:bookmark-end text:name="docs-internal-guid-08459820-7fff-6162-448b-eb15ed2f219511"/><text:bookmark-end text:name="docs-internal-guid-08459820-7fff-6162-448b-eb15ed2f21951"/><text:span text:style-name="MT6">S</text:span><text:span text:style-name="MT7">AE2.04</text:span></text:p>
            </table:table-cell>
          </table:table-row>
        </table:table>
        <text:p text:style-name="MP2"/>
      </style:header-first>
      <style:footer>
        <text:p text:style-name="MP3">Page <text:page-number text:select-page="current">7</text:page-number>/<text:page-count>7</text:page-count></text:p>
        <text:p text:style-name="MP4">Siège Social : <text:span text:style-name="MT1">69 rue des religieuses La Tranche-sur-Mer</text:span> – <text:span text:style-name="MT1">8560</text:span> <text:span text:style-name="MT1">Vendée</text:span> – Tél. : <text:span text:style-name="MT1">36 30</text:span> / Service dépannage : <text:span text:style-name="MT1">118 218</text:span> – Site internet : http://www.<text:span text:style-name="MT1">datascope</text:span>.com – Email : <text:span text:style-name="MT1">datascope</text:span>@<text:span text:style-name="MT1">wanadoo</text:span>.com <text:s/>SAS au capital de <text:span text:style-name="MT1">5</text:span>0,<text:span text:style-name="MT1">30</text:span> Euros – SIRET <text:span text:style-name="MT1">0 800 801 064</text:span> – <text:span text:style-name="MT2">SINGE</text:span> 4321A </text:p>
      </style:footer>
      <style:footer-first>
        <text:p text:style-name="MP5"><text:tab/>Page <text:page-number text:select-page="current">1</text:page-number>/<text:page-count>7</text:page-count></text:p>
        <text:p text:style-name="MP6">Siège Social : <text:span text:style-name="MT1">69 rue des religieuses La Tranche-sur-Mer</text:span> – <text:span text:style-name="MT1">85</text:span><text:span text:style-name="MT3">3</text:span><text:span text:style-name="MT1">60</text:span> <text:span text:style-name="MT1">Vendée</text:span> – Tél. : <text:span text:style-name="MT1">36 30</text:span> / Service dépannage : <text:span text:style-name="MT1">118 218</text:span> – Site internet : http://www.<text:span text:style-name="MT1">datascope</text:span>.com – Email : <text:span text:style-name="MT1">datascope</text:span>@<text:span text:style-name="MT1">wanadoo</text:span>.com <text:s/>SAS au capital de <text:span text:style-name="MT1">5</text:span>0,<text:span text:style-name="MT1">30</text:span> Euros – SIRET <text:span text:style-name="MT1">0 800 801 064</text:span> – <text:span text:style-name="MT3">SINGE</text:span> 4321A </text:p>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8T07:19:19.464000000</meta:creation-date>
    <dc:date>2022-06-09T19:18:23.320000000</dc:date>
    <meta:editing-duration>PT18H31M19S</meta:editing-duration>
    <meta:editing-cycles>34</meta:editing-cycles>
    <meta:generator>LibreOffice/7.2.2.2$Windows_X86_64 LibreOffice_project/02b2acce88a210515b4a5bb2e46cbfb63fe97d56</meta:generator>
    <meta:document-statistic meta:table-count="1" meta:image-count="2" meta:object-count="0" meta:page-count="7" meta:paragraph-count="74" meta:word-count="1103" meta:character-count="7061" meta:non-whitespace-character-count="5741"/>
  </office:meta>
</office:document-meta>
</file>